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Noto Sans" svg:font-family="Noto 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esloLGL Nerd Font" svg:font-family="MesloLGL Nerd Font" style:font-family-generic="system" style:font-pitch="fixed"/>
    <style:font-face style:name="TeX Gyre Chorus" svg:font-family="TeX Gyre Chorus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jaVu Sans Mono" svg:font-family="DejaVu Sans Mono" style:font-family-generic="modern" style:font-pitch="fixed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Headeruser" style:master-page-name="MP0" style:family="paragraph">
      <style:paragraph-properties fo:break-before="page" fo:text-align="start" fo:margin-left="1.477in" fo:text-indent="0.4923in">
        <style:tab-stops/>
      </style:paragraph-properties>
    </style:style>
    <style:style style:name="P2" style:parent-style-name="Standard" style:family="paragraph">
      <style:paragraph-properties fo:background-color="#131314"/>
    </style:style>
    <style:style style:name="T3" style:parent-style-name="Fonteparág.padrão" style:family="text">
      <style:text-properties style:font-name="DejaVu Sans Mono" fo:color="#ED864A" fo:font-size="6pt" style:font-size-asian="6pt" style:font-size-complex="6pt"/>
    </style:style>
    <style:style style:name="T4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5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6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7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8" style:parent-style-name="Fonteparág.padrão" style:family="text">
      <style:text-properties style:font-name="DejaVu Sans Mono" fo:color="#ED864A" fo:font-size="6pt" style:font-size-asian="6pt" style:font-size-complex="6pt"/>
    </style:style>
    <style:style style:name="T9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10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11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12" style:parent-style-name="Fonteparág.padrão" style:family="text">
      <style:text-properties style:font-name="DejaVu Sans Mono" fo:color="#ED864A" fo:font-size="6pt" style:font-size-asian="6pt" style:font-size-complex="6pt"/>
    </style:style>
    <style:style style:name="T13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14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15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16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17" style:parent-style-name="Fonteparág.padrão" style:family="text">
      <style:text-properties style:font-name="DejaVu Sans Mono" fo:color="#ED864A" fo:font-size="6pt" style:font-size-asian="6pt" style:font-size-complex="6pt"/>
    </style:style>
    <style:style style:name="T18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19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20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21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22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23" style:parent-style-name="Fonteparág.padrão" style:family="text">
      <style:text-properties style:font-name="DejaVu Sans Mono" fo:color="#ED864A" fo:font-size="6pt" style:font-size-asian="6pt" style:font-size-complex="6pt"/>
    </style:style>
    <style:style style:name="T24" style:parent-style-name="Fonteparág.padrão" style:family="text">
      <style:text-properties style:font-name="DejaVu Sans Mono" fo:color="#FFCF40" fo:font-size="6pt" style:font-size-asian="6pt" style:font-size-complex="6pt"/>
    </style:style>
    <style:style style:name="T25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26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27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28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29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30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31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32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33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34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35" style:parent-style-name="Fonteparág.padrão" style:family="text">
      <style:text-properties style:font-name="DejaVu Sans Mono" fo:font-style="italic" style:font-style-asian="italic" fo:color="#EBEBEB" fo:font-size="6pt" style:font-size-asian="6pt" style:font-size-complex="6pt"/>
    </style:style>
    <style:style style:name="T36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37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38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39" style:parent-style-name="Fonteparág.padrão" style:family="text">
      <style:text-properties style:font-name="DejaVu Sans Mono" fo:font-style="italic" style:font-style-asian="italic" fo:color="#ED94FF" fo:font-size="6pt" style:font-size-asian="6pt" style:font-size-complex="6pt"/>
    </style:style>
    <style:style style:name="T40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41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42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43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44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45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46" style:parent-style-name="Fonteparág.padrão" style:family="text">
      <style:text-properties style:font-name="DejaVu Sans Mono" fo:color="#ED864A" fo:font-size="6pt" style:font-size-asian="6pt" style:font-size-complex="6pt"/>
    </style:style>
    <style:style style:name="T47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48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49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50" style:parent-style-name="Fonteparág.padrão" style:family="text">
      <style:text-properties style:font-name="DejaVu Sans Mono" fo:font-style="italic" style:font-style-asian="italic" fo:color="#ED94FF" fo:font-size="6pt" style:font-size-asian="6pt" style:font-size-complex="6pt"/>
    </style:style>
    <style:style style:name="T51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52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53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54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55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56" style:parent-style-name="Fonteparág.padrão" style:family="text">
      <style:text-properties style:font-name="DejaVu Sans Mono" fo:color="#ED864A" fo:font-size="6pt" style:font-size-asian="6pt" style:font-size-complex="6pt"/>
    </style:style>
    <style:style style:name="T57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58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59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60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61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62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63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64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65" style:parent-style-name="Fonteparág.padrão" style:family="text">
      <style:text-properties style:font-name="DejaVu Sans Mono" fo:color="#ED864A" fo:font-size="6pt" style:font-size-asian="6pt" style:font-size-complex="6pt"/>
    </style:style>
    <style:style style:name="T66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67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68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69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70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71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72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73" style:parent-style-name="Fonteparág.padrão" style:family="text">
      <style:text-properties style:font-name="DejaVu Sans Mono" fo:font-style="italic" style:font-style-asian="italic" fo:color="#ED94FF" fo:font-size="6pt" style:font-size-asian="6pt" style:font-size-complex="6pt"/>
    </style:style>
    <style:style style:name="T74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75" style:parent-style-name="Fonteparág.padrão" style:family="text">
      <style:text-properties style:font-name="DejaVu Sans Mono" fo:color="#54B33E" fo:font-size="6pt" style:font-size-asian="6pt" style:font-size-complex="6pt"/>
    </style:style>
    <style:style style:name="T76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77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78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79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80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81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82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83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84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85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86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87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88" style:parent-style-name="Fonteparág.padrão" style:family="text">
      <style:text-properties style:font-name="DejaVu Sans Mono" fo:color="#ED864A" fo:font-size="6pt" style:font-size-asian="6pt" style:font-size-complex="6pt"/>
    </style:style>
    <style:style style:name="T89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90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91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92" style:parent-style-name="Fonteparág.padrão" style:family="text">
      <style:text-properties style:font-name="DejaVu Sans Mono" fo:color="#ED864A" fo:font-size="6pt" style:font-size-asian="6pt" style:font-size-complex="6pt"/>
    </style:style>
    <style:style style:name="T93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94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95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96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97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98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99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100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101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102" style:parent-style-name="Fonteparág.padrão" style:family="text">
      <style:text-properties style:font-name="DejaVu Sans Mono" fo:color="#ED864A" fo:font-size="6pt" style:font-size-asian="6pt" style:font-size-complex="6pt"/>
    </style:style>
    <style:style style:name="T103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104" style:parent-style-name="Fonteparág.padrão" style:family="text">
      <style:text-properties style:font-name="DejaVu Sans Mono" fo:color="#ED864A" fo:font-size="6pt" style:font-size-asian="6pt" style:font-size-complex="6pt"/>
    </style:style>
    <style:style style:name="T105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106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107" style:parent-style-name="Fonteparág.padrão" style:family="text">
      <style:text-properties style:font-name="DejaVu Sans Mono" fo:font-weight="bold" style:font-weight-asian="bold" fo:color="#33CCFF" fo:font-size="6pt" style:font-size-asian="6pt" style:font-size-complex="6pt"/>
    </style:style>
    <style:style style:name="T108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109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110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111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112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113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114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115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116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117" style:parent-style-name="Fonteparág.padrão" style:family="text">
      <style:text-properties style:font-name="DejaVu Sans Mono" fo:color="#ED864A" fo:font-size="6pt" style:font-size-asian="6pt" style:font-size-complex="6pt"/>
    </style:style>
    <style:style style:name="T118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119" style:parent-style-name="Fonteparág.padrão" style:family="text">
      <style:text-properties style:font-name="DejaVu Sans Mono" fo:color="#ED864A" fo:font-size="6pt" style:font-size-asian="6pt" style:font-size-complex="6pt"/>
    </style:style>
    <style:style style:name="T120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121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122" style:parent-style-name="Fonteparág.padrão" style:family="text">
      <style:text-properties style:font-name="DejaVu Sans Mono" fo:font-weight="bold" style:font-weight-asian="bold" fo:color="#33CCFF" fo:font-size="6pt" style:font-size-asian="6pt" style:font-size-complex="6pt"/>
    </style:style>
    <style:style style:name="T123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124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125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126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127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128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129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130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131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132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133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134" style:parent-style-name="Fonteparág.padrão" style:family="text">
      <style:text-properties style:font-name="DejaVu Sans Mono" fo:font-style="italic" style:font-style-asian="italic" fo:color="#ED94FF" fo:font-size="6pt" style:font-size-asian="6pt" style:font-size-complex="6pt"/>
    </style:style>
    <style:style style:name="T135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136" style:parent-style-name="Fonteparág.padrão" style:family="text">
      <style:text-properties style:font-name="DejaVu Sans Mono" fo:color="#54B33E" fo:font-size="6pt" style:font-size-asian="6pt" style:font-size-complex="6pt"/>
    </style:style>
    <style:style style:name="T137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138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139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140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141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142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143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144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145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146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147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148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149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150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151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152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153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154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155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156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157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158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159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160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161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162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163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164" style:parent-style-name="Fonteparág.padrão" style:family="text">
      <style:text-properties style:font-name="DejaVu Sans Mono" fo:font-weight="bold" style:font-weight-asian="bold" fo:color="#33CCFF" fo:font-size="6pt" style:font-size-asian="6pt" style:font-size-complex="6pt"/>
    </style:style>
    <style:style style:name="T165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166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167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168" style:parent-style-name="Fonteparág.padrão" style:family="text">
      <style:text-properties style:font-name="DejaVu Sans Mono" fo:color="#ED864A" fo:font-size="6pt" style:font-size-asian="6pt" style:font-size-complex="6pt"/>
    </style:style>
    <style:style style:name="T169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170" style:parent-style-name="Fonteparág.padrão" style:family="text">
      <style:text-properties style:font-name="DejaVu Sans Mono" fo:color="#ED864A" fo:font-size="6pt" style:font-size-asian="6pt" style:font-size-complex="6pt"/>
    </style:style>
    <style:style style:name="T171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172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173" style:parent-style-name="Fonteparág.padrão" style:family="text">
      <style:text-properties style:font-name="DejaVu Sans Mono" fo:font-weight="bold" style:font-weight-asian="bold" fo:color="#33CCFF" fo:font-size="6pt" style:font-size-asian="6pt" style:font-size-complex="6pt"/>
    </style:style>
    <style:style style:name="T174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175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176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177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178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179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180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181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182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183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184" style:parent-style-name="Fonteparág.padrão" style:family="text">
      <style:text-properties style:font-name="DejaVu Sans Mono" fo:color="#ED864A" fo:font-size="6pt" style:font-size-asian="6pt" style:font-size-complex="6pt"/>
    </style:style>
    <style:style style:name="T185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186" style:parent-style-name="Fonteparág.padrão" style:family="text">
      <style:text-properties style:font-name="DejaVu Sans Mono" fo:color="#ED864A" fo:font-size="6pt" style:font-size-asian="6pt" style:font-size-complex="6pt"/>
    </style:style>
    <style:style style:name="T187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188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189" style:parent-style-name="Fonteparág.padrão" style:family="text">
      <style:text-properties style:font-name="DejaVu Sans Mono" fo:font-weight="bold" style:font-weight-asian="bold" fo:color="#33CCFF" fo:font-size="6pt" style:font-size-asian="6pt" style:font-size-complex="6pt"/>
    </style:style>
    <style:style style:name="T190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191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192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193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194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195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196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197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198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199" style:parent-style-name="Fonteparág.padrão" style:family="text">
      <style:text-properties style:font-name="DejaVu Sans Mono" fo:color="#ED864A" fo:font-size="6pt" style:font-size-asian="6pt" style:font-size-complex="6pt"/>
    </style:style>
    <style:style style:name="T200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201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202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203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204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205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206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207" style:parent-style-name="Fonteparág.padrão" style:family="text">
      <style:text-properties style:font-name="DejaVu Sans Mono" fo:font-weight="bold" style:font-weight-asian="bold" fo:color="#33CCFF" fo:font-size="6pt" style:font-size-asian="6pt" style:font-size-complex="6pt"/>
    </style:style>
    <style:style style:name="T208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209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210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211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212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213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214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215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216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217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218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219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220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221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222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223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224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225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226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227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228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229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230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231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232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233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234" style:parent-style-name="Fonteparág.padrão" style:family="text">
      <style:text-properties style:font-name="DejaVu Sans Mono" fo:font-style="italic" style:font-style-asian="italic" fo:color="#ED94FF" fo:font-size="6pt" style:font-size-asian="6pt" style:font-size-complex="6pt"/>
    </style:style>
    <style:style style:name="T235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236" style:parent-style-name="Fonteparág.padrão" style:family="text">
      <style:text-properties style:font-name="DejaVu Sans Mono" fo:color="#54B33E" fo:font-size="6pt" style:font-size-asian="6pt" style:font-size-complex="6pt"/>
    </style:style>
    <style:style style:name="T237" style:parent-style-name="Fonteparág.padrão" style:family="text">
      <style:text-properties style:font-name="DejaVu Sans Mono" fo:color="#ED864A" fo:font-size="6pt" style:font-size-asian="6pt" style:font-size-complex="6pt"/>
    </style:style>
    <style:style style:name="T238" style:parent-style-name="Fonteparág.padrão" style:family="text">
      <style:text-properties style:font-name="DejaVu Sans Mono" fo:color="#54B33E" fo:font-size="6pt" style:font-size-asian="6pt" style:font-size-complex="6pt"/>
    </style:style>
    <style:style style:name="T239" style:parent-style-name="Fonteparág.padrão" style:family="text">
      <style:text-properties style:font-name="DejaVu Sans Mono" fo:color="#ED864A" fo:font-size="6pt" style:font-size-asian="6pt" style:font-size-complex="6pt"/>
    </style:style>
    <style:style style:name="T240" style:parent-style-name="Fonteparág.padrão" style:family="text">
      <style:text-properties style:font-name="DejaVu Sans Mono" fo:color="#54B33E" fo:font-size="6pt" style:font-size-asian="6pt" style:font-size-complex="6pt"/>
    </style:style>
    <style:style style:name="T241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242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243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244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245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246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247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248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249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250" style:parent-style-name="Fonteparág.padrão" style:family="text">
      <style:text-properties style:font-name="DejaVu Sans Mono" fo:font-style="italic" style:font-style-asian="italic" fo:color="#ED94FF" fo:font-size="6pt" style:font-size-asian="6pt" style:font-size-complex="6pt"/>
    </style:style>
    <style:style style:name="T251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252" style:parent-style-name="Fonteparág.padrão" style:family="text">
      <style:text-properties style:font-name="DejaVu Sans Mono" fo:color="#54B33E" fo:font-size="6pt" style:font-size-asian="6pt" style:font-size-complex="6pt"/>
    </style:style>
    <style:style style:name="T253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254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255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256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257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258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259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260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261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262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263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264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265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266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267" style:parent-style-name="Fonteparág.padrão" style:family="text">
      <style:text-properties style:font-name="DejaVu Sans Mono" fo:font-style="italic" style:font-style-asian="italic" fo:color="#ED94FF" fo:font-size="6pt" style:font-size-asian="6pt" style:font-size-complex="6pt"/>
    </style:style>
    <style:style style:name="T268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269" style:parent-style-name="Fonteparág.padrão" style:family="text">
      <style:text-properties style:font-name="DejaVu Sans Mono" fo:color="#54B33E" fo:font-size="6pt" style:font-size-asian="6pt" style:font-size-complex="6pt"/>
    </style:style>
    <style:style style:name="T270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271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272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273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274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275" style:parent-style-name="Fonteparág.padrão" style:family="text">
      <style:text-properties style:font-name="DejaVu Sans Mono" fo:color="#ED864A" fo:font-size="6pt" style:font-size-asian="6pt" style:font-size-complex="6pt"/>
    </style:style>
    <style:style style:name="T276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277" style:parent-style-name="Fonteparág.padrão" style:family="text">
      <style:text-properties style:font-name="DejaVu Sans Mono" fo:color="#ED864A" fo:font-size="6pt" style:font-size-asian="6pt" style:font-size-complex="6pt"/>
    </style:style>
    <style:style style:name="T278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279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280" style:parent-style-name="Fonteparág.padrão" style:family="text">
      <style:text-properties style:font-name="DejaVu Sans Mono" fo:font-weight="bold" style:font-weight-asian="bold" fo:color="#33CCFF" fo:font-size="6pt" style:font-size-asian="6pt" style:font-size-complex="6pt"/>
    </style:style>
    <style:style style:name="T281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282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283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284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285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286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287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288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289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290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291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292" style:parent-style-name="Fonteparág.padrão" style:family="text">
      <style:text-properties style:font-name="DejaVu Sans Mono" fo:font-style="italic" style:font-style-asian="italic" fo:color="#ED94FF" fo:font-size="6pt" style:font-size-asian="6pt" style:font-size-complex="6pt"/>
    </style:style>
    <style:style style:name="T293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294" style:parent-style-name="Fonteparág.padrão" style:family="text">
      <style:text-properties style:font-name="DejaVu Sans Mono" fo:color="#54B33E" fo:font-size="6pt" style:font-size-asian="6pt" style:font-size-complex="6pt"/>
    </style:style>
    <style:style style:name="T295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296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297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298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299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300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301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302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303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304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305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306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307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308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309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310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311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312" style:parent-style-name="Fonteparág.padrão" style:family="text">
      <style:text-properties style:font-name="DejaVu Sans Mono" fo:font-style="italic" style:font-style-asian="italic" fo:color="#ED94FF" fo:font-size="6pt" style:font-size-asian="6pt" style:font-size-complex="6pt"/>
    </style:style>
    <style:style style:name="T313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314" style:parent-style-name="Fonteparág.padrão" style:family="text">
      <style:text-properties style:font-name="DejaVu Sans Mono" fo:color="#54B33E" fo:font-size="6pt" style:font-size-asian="6pt" style:font-size-complex="6pt"/>
    </style:style>
    <style:style style:name="T315" style:parent-style-name="Fonteparág.padrão" style:family="text">
      <style:text-properties style:font-name="DejaVu Sans Mono" fo:color="#ED864A" fo:font-size="6pt" style:font-size-asian="6pt" style:font-size-complex="6pt"/>
    </style:style>
    <style:style style:name="T316" style:parent-style-name="Fonteparág.padrão" style:family="text">
      <style:text-properties style:font-name="DejaVu Sans Mono" fo:color="#54B33E" fo:font-size="6pt" style:font-size-asian="6pt" style:font-size-complex="6pt"/>
    </style:style>
    <style:style style:name="T317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318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319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320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321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322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323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324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325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326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327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328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329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330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331" style:parent-style-name="Fonteparág.padrão" style:family="text">
      <style:text-properties style:font-name="DejaVu Sans Mono" fo:font-style="italic" style:font-style-asian="italic" fo:color="#ED94FF" fo:font-size="6pt" style:font-size-asian="6pt" style:font-size-complex="6pt"/>
    </style:style>
    <style:style style:name="T332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333" style:parent-style-name="Fonteparág.padrão" style:family="text">
      <style:text-properties style:font-name="DejaVu Sans Mono" fo:color="#54B33E" fo:font-size="6pt" style:font-size-asian="6pt" style:font-size-complex="6pt"/>
    </style:style>
    <style:style style:name="T334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335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336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337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338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339" style:parent-style-name="Fonteparág.padrão" style:family="text">
      <style:text-properties style:font-name="DejaVu Sans Mono" fo:color="#ED864A" fo:font-size="6pt" style:font-size-asian="6pt" style:font-size-complex="6pt"/>
    </style:style>
    <style:style style:name="T340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341" style:parent-style-name="Fonteparág.padrão" style:family="text">
      <style:text-properties style:font-name="DejaVu Sans Mono" fo:color="#ED864A" fo:font-size="6pt" style:font-size-asian="6pt" style:font-size-complex="6pt"/>
    </style:style>
    <style:style style:name="T342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343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344" style:parent-style-name="Fonteparág.padrão" style:family="text">
      <style:text-properties style:font-name="DejaVu Sans Mono" fo:font-weight="bold" style:font-weight-asian="bold" fo:color="#33CCFF" fo:font-size="6pt" style:font-size-asian="6pt" style:font-size-complex="6pt"/>
    </style:style>
    <style:style style:name="T345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346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347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348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349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350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351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352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353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354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355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356" style:parent-style-name="Fonteparág.padrão" style:family="text">
      <style:text-properties style:font-name="DejaVu Sans Mono" fo:font-style="italic" style:font-style-asian="italic" fo:color="#ED94FF" fo:font-size="6pt" style:font-size-asian="6pt" style:font-size-complex="6pt"/>
    </style:style>
    <style:style style:name="T357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358" style:parent-style-name="Fonteparág.padrão" style:family="text">
      <style:text-properties style:font-name="DejaVu Sans Mono" fo:color="#54B33E" fo:font-size="6pt" style:font-size-asian="6pt" style:font-size-complex="6pt"/>
    </style:style>
    <style:style style:name="T359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360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361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362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363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364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365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366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367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368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369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370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371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372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373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374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375" style:parent-style-name="Fonteparág.padrão" style:family="text">
      <style:text-properties style:font-name="DejaVu Sans Mono" fo:font-style="italic" style:font-style-asian="italic" fo:color="#ED94FF" fo:font-size="6pt" style:font-size-asian="6pt" style:font-size-complex="6pt"/>
    </style:style>
    <style:style style:name="T376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377" style:parent-style-name="Fonteparág.padrão" style:family="text">
      <style:text-properties style:font-name="DejaVu Sans Mono" fo:color="#54B33E" fo:font-size="6pt" style:font-size-asian="6pt" style:font-size-complex="6pt"/>
    </style:style>
    <style:style style:name="T378" style:parent-style-name="Fonteparág.padrão" style:family="text">
      <style:text-properties style:font-name="DejaVu Sans Mono" fo:color="#ED864A" fo:font-size="6pt" style:font-size-asian="6pt" style:font-size-complex="6pt"/>
    </style:style>
    <style:style style:name="T379" style:parent-style-name="Fonteparág.padrão" style:family="text">
      <style:text-properties style:font-name="DejaVu Sans Mono" fo:color="#54B33E" fo:font-size="6pt" style:font-size-asian="6pt" style:font-size-complex="6pt"/>
    </style:style>
    <style:style style:name="T380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381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382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383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384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385" style:parent-style-name="Fonteparág.padrão" style:family="text">
      <style:text-properties style:font-name="DejaVu Sans Mono" fo:color="#ED864A" fo:font-size="6pt" style:font-size-asian="6pt" style:font-size-complex="6pt"/>
    </style:style>
    <style:style style:name="T386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387" style:parent-style-name="Fonteparág.padrão" style:family="text">
      <style:text-properties style:font-name="DejaVu Sans Mono" fo:color="#ED864A" fo:font-size="6pt" style:font-size-asian="6pt" style:font-size-complex="6pt"/>
    </style:style>
    <style:style style:name="T388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389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390" style:parent-style-name="Fonteparág.padrão" style:family="text">
      <style:text-properties style:font-name="DejaVu Sans Mono" fo:font-weight="bold" style:font-weight-asian="bold" fo:color="#33CCFF" fo:font-size="6pt" style:font-size-asian="6pt" style:font-size-complex="6pt"/>
    </style:style>
    <style:style style:name="T391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392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393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394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395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396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397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398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399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400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401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402" style:parent-style-name="Fonteparág.padrão" style:family="text">
      <style:text-properties style:font-name="DejaVu Sans Mono" fo:font-style="italic" style:font-style-asian="italic" fo:color="#ED94FF" fo:font-size="6pt" style:font-size-asian="6pt" style:font-size-complex="6pt"/>
    </style:style>
    <style:style style:name="T403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404" style:parent-style-name="Fonteparág.padrão" style:family="text">
      <style:text-properties style:font-name="DejaVu Sans Mono" fo:color="#54B33E" fo:font-size="6pt" style:font-size-asian="6pt" style:font-size-complex="6pt"/>
    </style:style>
    <style:style style:name="T405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406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407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408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409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410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411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412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413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414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415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416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417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418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419" style:parent-style-name="Fonteparág.padrão" style:family="text">
      <style:text-properties style:font-name="DejaVu Sans Mono" fo:color="#ED864A" fo:font-size="6pt" style:font-size-asian="6pt" style:font-size-complex="6pt"/>
    </style:style>
    <style:style style:name="T420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421" style:parent-style-name="Fonteparág.padrão" style:family="text">
      <style:text-properties style:font-name="DejaVu Sans Mono" fo:color="#ED864A" fo:font-size="6pt" style:font-size-asian="6pt" style:font-size-complex="6pt"/>
    </style:style>
    <style:style style:name="T422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423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424" style:parent-style-name="Fonteparág.padrão" style:family="text">
      <style:text-properties style:font-name="DejaVu Sans Mono" fo:font-weight="bold" style:font-weight-asian="bold" fo:color="#33CCFF" fo:font-size="6pt" style:font-size-asian="6pt" style:font-size-complex="6pt"/>
    </style:style>
    <style:style style:name="T425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426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427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428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429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430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431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432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433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434" style:parent-style-name="Fonteparág.padrão" style:family="text">
      <style:text-properties style:font-name="DejaVu Sans Mono" fo:color="#ED864A" fo:font-size="6pt" style:font-size-asian="6pt" style:font-size-complex="6pt"/>
    </style:style>
    <style:style style:name="T435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436" style:parent-style-name="Fonteparág.padrão" style:family="text">
      <style:text-properties style:font-name="DejaVu Sans Mono" fo:color="#ED864A" fo:font-size="6pt" style:font-size-asian="6pt" style:font-size-complex="6pt"/>
    </style:style>
    <style:style style:name="T437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438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439" style:parent-style-name="Fonteparág.padrão" style:family="text">
      <style:text-properties style:font-name="DejaVu Sans Mono" fo:font-weight="bold" style:font-weight-asian="bold" fo:color="#33CCFF" fo:font-size="6pt" style:font-size-asian="6pt" style:font-size-complex="6pt"/>
    </style:style>
    <style:style style:name="T440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441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442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443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444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445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446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447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448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449" style:parent-style-name="Fonteparág.padrão" style:family="text">
      <style:text-properties style:font-name="DejaVu Sans Mono" fo:color="#ED864A" fo:font-size="6pt" style:font-size-asian="6pt" style:font-size-complex="6pt"/>
    </style:style>
    <style:style style:name="T450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451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452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453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454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455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456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457" style:parent-style-name="Fonteparág.padrão" style:family="text">
      <style:text-properties style:font-name="DejaVu Sans Mono" fo:font-weight="bold" style:font-weight-asian="bold" fo:color="#33CCFF" fo:font-size="6pt" style:font-size-asian="6pt" style:font-size-complex="6pt"/>
    </style:style>
    <style:style style:name="T458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459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460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461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462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463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464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465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466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467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468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469" style:parent-style-name="Fonteparág.padrão" style:family="text">
      <style:text-properties style:font-name="DejaVu Sans Mono" fo:font-style="italic" style:font-style-asian="italic" fo:color="#EBEBEB" fo:font-size="6pt" style:font-size-asian="6pt" style:font-size-complex="6pt"/>
    </style:style>
    <style:style style:name="T470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471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472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473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474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475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476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477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478" style:parent-style-name="Fonteparág.padrão" style:family="text">
      <style:text-properties style:font-name="DejaVu Sans Mono" fo:font-weight="bold" style:font-weight-asian="bold" fo:color="#33CCFF" fo:font-size="6pt" style:font-size-asian="6pt" style:font-size-complex="6pt"/>
    </style:style>
    <style:style style:name="T479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480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481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482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483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484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485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486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487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488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489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490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491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492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493" style:parent-style-name="Fonteparág.padrão" style:family="text">
      <style:text-properties style:font-name="DejaVu Sans Mono" fo:font-style="italic" style:font-style-asian="italic" fo:color="#ED94FF" fo:font-size="6pt" style:font-size-asian="6pt" style:font-size-complex="6pt"/>
    </style:style>
    <style:style style:name="T494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495" style:parent-style-name="Fonteparág.padrão" style:family="text">
      <style:text-properties style:font-name="DejaVu Sans Mono" fo:color="#54B33E" fo:font-size="6pt" style:font-size-asian="6pt" style:font-size-complex="6pt"/>
    </style:style>
    <style:style style:name="T496" style:parent-style-name="Fonteparág.padrão" style:family="text">
      <style:text-properties style:font-name="DejaVu Sans Mono" fo:color="#ED864A" fo:font-size="6pt" style:font-size-asian="6pt" style:font-size-complex="6pt"/>
    </style:style>
    <style:style style:name="T497" style:parent-style-name="Fonteparág.padrão" style:family="text">
      <style:text-properties style:font-name="DejaVu Sans Mono" fo:color="#54B33E" fo:font-size="6pt" style:font-size-asian="6pt" style:font-size-complex="6pt"/>
    </style:style>
    <style:style style:name="T498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499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500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501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502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503" style:parent-style-name="Fonteparág.padrão" style:family="text">
      <style:text-properties style:font-name="DejaVu Sans Mono" fo:color="#ED864A" fo:font-size="6pt" style:font-size-asian="6pt" style:font-size-complex="6pt"/>
    </style:style>
    <style:style style:name="T504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505" style:parent-style-name="Fonteparág.padrão" style:family="text">
      <style:text-properties style:font-name="DejaVu Sans Mono" fo:color="#ED864A" fo:font-size="6pt" style:font-size-asian="6pt" style:font-size-complex="6pt"/>
    </style:style>
    <style:style style:name="T506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507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508" style:parent-style-name="Fonteparág.padrão" style:family="text">
      <style:text-properties style:font-name="DejaVu Sans Mono" fo:font-weight="bold" style:font-weight-asian="bold" fo:color="#33CCFF" fo:font-size="6pt" style:font-size-asian="6pt" style:font-size-complex="6pt"/>
    </style:style>
    <style:style style:name="T509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510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511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512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513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514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515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516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517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518" style:parent-style-name="Fonteparág.padrão" style:family="text">
      <style:text-properties style:font-name="DejaVu Sans Mono" fo:color="#ED864A" fo:font-size="6pt" style:font-size-asian="6pt" style:font-size-complex="6pt"/>
    </style:style>
    <style:style style:name="T519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520" style:parent-style-name="Fonteparág.padrão" style:family="text">
      <style:text-properties style:font-name="DejaVu Sans Mono" fo:color="#ED864A" fo:font-size="6pt" style:font-size-asian="6pt" style:font-size-complex="6pt"/>
    </style:style>
    <style:style style:name="T521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522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523" style:parent-style-name="Fonteparág.padrão" style:family="text">
      <style:text-properties style:font-name="DejaVu Sans Mono" fo:font-weight="bold" style:font-weight-asian="bold" fo:color="#33CCFF" fo:font-size="6pt" style:font-size-asian="6pt" style:font-size-complex="6pt"/>
    </style:style>
    <style:style style:name="T524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525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526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527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528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529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530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531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532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533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534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535" style:parent-style-name="Fonteparág.padrão" style:family="text">
      <style:text-properties style:font-name="DejaVu Sans Mono" fo:font-style="italic" style:font-style-asian="italic" fo:color="#ED94FF" fo:font-size="6pt" style:font-size-asian="6pt" style:font-size-complex="6pt"/>
    </style:style>
    <style:style style:name="T536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537" style:parent-style-name="Fonteparág.padrão" style:family="text">
      <style:text-properties style:font-name="DejaVu Sans Mono" fo:color="#54B33E" fo:font-size="6pt" style:font-size-asian="6pt" style:font-size-complex="6pt"/>
    </style:style>
    <style:style style:name="T538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539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540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541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542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543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544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545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546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547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548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549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550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551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552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553" style:parent-style-name="Fonteparág.padrão" style:family="text">
      <style:text-properties style:font-name="DejaVu Sans Mono" fo:font-style="italic" style:font-style-asian="italic" fo:color="#ED94FF" fo:font-size="6pt" style:font-size-asian="6pt" style:font-size-complex="6pt"/>
    </style:style>
    <style:style style:name="T554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555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556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557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558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559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560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561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562" style:parent-style-name="Fonteparág.padrão" style:family="text">
      <style:text-properties style:font-name="DejaVu Sans Mono" fo:color="#FFFFFF" fo:font-size="6pt" style:font-size-asian="6pt" style:font-size-complex="6pt"/>
    </style:style>
    <style:style style:name="T563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564" style:parent-style-name="Fonteparág.padrão" style:family="text">
      <style:text-properties style:font-name="DejaVu Sans Mono" fo:font-weight="bold" style:font-weight-asian="bold" fo:color="#ED864A" fo:font-size="6pt" style:font-size-asian="6pt" style:font-size-complex="6pt"/>
    </style:style>
    <style:style style:name="T565" style:parent-style-name="Fonteparág.padrão" style:family="text">
      <style:text-properties style:font-name="DejaVu Sans Mono" fo:color="#EBEBEB" fo:font-size="6pt" style:font-size-asian="6pt" style:font-size-complex="6pt"/>
    </style:style>
    <style:style style:name="T566" style:parent-style-name="Fonteparág.padrão" style:family="text">
      <style:text-properties style:font-name="DejaVu Sans Mono" fo:color="#EBEBEB" fo:font-size="6pt" style:font-size-asian="6pt" style:font-size-complex="6pt"/>
    </style:style>
    <style:style style:name="P567" style:parent-style-name="Standard" style:family="paragraph">
      <style:paragraph-properties fo:text-align="center"/>
      <style:text-properties style:font-name="Arial" style:font-name-complex="Arial"/>
    </style:style>
    <style:style style:name="P568" style:parent-style-name="Standard" style:family="paragraph">
      <style:paragraph-properties fo:text-align="center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P569" style:parent-style-name="Standard" style:list-style-name="LFO1" style:family="paragraph">
      <style:text-properties style:font-name="Arial" style:font-name-complex="Arial"/>
    </style:style>
    <style:style style:name="P570" style:parent-style-name="Standard" style:list-style-name="LFO1" style:family="paragraph">
      <style:text-properties style:font-name="Arial" style:font-name-complex="Arial"/>
    </style:style>
    <style:style style:name="P571" style:parent-style-name="Standard" style:list-style-name="LFO1" style:family="paragraph">
      <style:text-properties style:font-name="Arial" style:font-name-complex="Arial"/>
    </style:style>
    <style:style style:name="P572" style:parent-style-name="Standard" style:family="paragraph">
      <style:text-properties style:font-name="Arial" style:font-name-complex="Arial"/>
    </style:style>
    <style:style style:name="P573" style:parent-style-name="Standard" style:family="paragraph">
      <style:paragraph-properties fo:text-align="center"/>
      <style:text-properties style:font-name="Arial" style:font-name-complex="Arial"/>
    </style:style>
    <style:style style:name="P574" style:parent-style-name="Standard" style:family="paragraph">
      <style:paragraph-properties fo:text-align="center"/>
      <style:text-properties style:font-name="Arial" style:font-name-complex="Arial"/>
    </style:style>
    <style:style style:name="P575" style:parent-style-name="Standard" style:family="paragraph">
      <style:paragraph-properties fo:text-align="center"/>
      <style:text-properties style:font-name="Arial" style:font-name-complex="Arial"/>
    </style:style>
    <style:style style:name="P576" style:parent-style-name="Standard" style:list-style-name="LFO2" style:family="paragraph">
      <style:text-properties style:font-name="Arial" style:font-name-complex="Arial"/>
    </style:style>
    <style:style style:name="P577" style:parent-style-name="Standard" style:list-style-name="LFO2" style:family="paragraph">
      <style:text-properties style:font-name="Arial" style:font-name-complex="Arial"/>
    </style:style>
    <style:style style:name="P578" style:parent-style-name="Standard" style:family="paragraph">
      <style:text-properties style:font-name="Arial" style:font-name-complex="Arial"/>
    </style:style>
    <style:style style:name="P579" style:parent-style-name="Standard" style:family="paragraph">
      <style:text-properties style:font-name="Arial" style:font-name-complex="Arial"/>
    </style:style>
    <style:style style:name="P580" style:parent-style-name="Standard" style:family="paragraph">
      <style:paragraph-properties fo:text-align="center"/>
      <style:text-properties style:font-name="Arial" style:font-name-complex="Arial"/>
    </style:style>
    <style:style style:name="P581" style:parent-style-name="Standard" style:family="paragraph">
      <style:paragraph-properties fo:text-align="center"/>
      <style:text-properties style:font-name="Arial" style:font-name-complex="Arial"/>
    </style:style>
    <style:style style:name="P582" style:parent-style-name="Standard" style:list-style-name="LFO3" style:family="paragraph">
      <style:text-properties style:font-name="Arial" style:font-name-complex="Arial"/>
    </style:style>
    <style:style style:name="P583" style:parent-style-name="Standard" style:list-style-name="LFO3" style:family="paragraph">
      <style:text-properties style:font-name="Arial" style:font-name-complex="Arial"/>
    </style:style>
    <style:style style:name="P584" style:parent-style-name="Standard" style:family="paragraph">
      <style:text-properties style:font-name="Arial" style:font-name-complex="Arial"/>
    </style:style>
    <style:style style:name="P585" style:parent-style-name="Standard" style:family="paragraph">
      <style:paragraph-properties fo:text-align="center"/>
      <style:text-properties style:font-name="Arial" style:font-name-complex="Arial"/>
    </style:style>
    <style:style style:name="P586" style:parent-style-name="Standard" style:family="paragraph">
      <style:paragraph-properties fo:text-align="center"/>
      <style:text-properties style:font-name="Arial" style:font-name-complex="Arial"/>
    </style:style>
    <style:style style:name="P587" style:parent-style-name="Standard" style:family="paragraph">
      <style:paragraph-properties fo:text-align="center"/>
      <style:text-properties style:font-name="Arial" style:font-name-complex="Arial"/>
    </style:style>
    <style:style style:name="P588" style:parent-style-name="Standard" style:list-style-name="LFO4" style:family="paragraph">
      <style:text-properties style:font-name="Arial" style:font-name-complex="Arial"/>
    </style:style>
    <style:style style:name="P589" style:parent-style-name="Standard" style:family="paragraph">
      <style:text-properties style:font-name="Arial" style:font-name-complex="Arial"/>
    </style:style>
    <style:style style:name="P590" style:parent-style-name="Standard" style:family="paragraph">
      <style:text-properties style:font-name="Arial" style:font-name-complex="Arial"/>
    </style:style>
    <style:style style:name="P591" style:parent-style-name="Standard" style:family="paragraph">
      <style:paragraph-properties fo:text-align="center"/>
      <style:text-properties style:font-name="Arial" style:font-name-complex="Arial"/>
    </style:style>
    <style:style style:name="P592" style:parent-style-name="Standard" style:family="paragraph">
      <style:paragraph-properties fo:text-align="center"/>
      <style:text-properties style:font-name="Arial" style:font-name-complex="Arial"/>
    </style:style>
    <style:style style:name="P593" style:parent-style-name="Standard" style:list-style-name="LFO4" style:family="paragraph">
      <style:text-properties style:font-name="Arial" style:font-name-complex="Arial"/>
    </style:style>
    <style:style style:name="P594" style:parent-style-name="Standard" style:list-style-name="LFO4" style:family="paragraph">
      <style:text-properties style:font-name="Arial" style:font-name-complex="Arial"/>
    </style:style>
    <style:style style:name="P595" style:parent-style-name="Standard" style:family="paragraph">
      <style:text-properties style:font-name="Arial" style:font-name-complex="Arial"/>
    </style:style>
    <style:style style:name="P596" style:parent-style-name="Standard" style:family="paragraph">
      <style:text-properties style:font-name="Arial" style:font-name-complex="Arial"/>
    </style:style>
    <style:style style:name="P597" style:parent-style-name="Standard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Analisando Código <text:s text:c="3"/></text:p>
      <text:p text:style-name="P2"><text:span text:style-name="T3">package<text:s/></text:span><text:span text:style-name="T4">app</text:span><text:span text:style-name="T5">;</text:span><text:span text:style-name="T6"><text:line-break/></text:span><text:span text:style-name="T7"><text:line-break/></text:span><text:span text:style-name="T8">import<text:s/></text:span><text:span text:style-name="T9">java.util.Locale</text:span><text:span text:style-name="T10">;</text:span><text:span text:style-name="T11"><text:line-break/></text:span><text:span text:style-name="T12">import<text:s/></text:span><text:span text:style-name="T13">java.util.Scanner</text:span><text:span text:style-name="T14">;</text:span><text:span text:style-name="T15"><text:line-break/></text:span><text:span text:style-name="T16"><text:line-break/></text:span><text:span text:style-name="T17">public class<text:s/></text:span><text:span text:style-name="T18">Main<text:s/></text:span><text:span text:style-name="T19">{</text:span><text:span text:style-name="T20"><text:line-break/></text:span><text:span text:style-name="T21"><text:line-break/></text:span><text:span text:style-name="T22"><text:s text:c="4"/></text:span><text:span text:style-name="T23">public static void<text:s/></text:span><text:span text:style-name="T24">main</text:span><text:span text:style-name="T25">(</text:span><text:span text:style-name="T26">String</text:span><text:span text:style-name="T27">[]<text:s/></text:span><text:span text:style-name="T28">args</text:span><text:span text:style-name="T29">) {</text:span><text:span text:style-name="T30"><text:line-break/></text:span><text:span text:style-name="T31"><text:line-break/></text:span><text:span text:style-name="T32"><text:s text:c="8"/></text:span><text:span text:style-name="T33">Locale</text:span><text:span text:style-name="T34">.</text:span><text:span text:style-name="T35">setDefault</text:span><text:span text:style-name="T36">(</text:span><text:span text:style-name="T37">Locale</text:span><text:span text:style-name="T38">.</text:span><text:span text:style-name="T39">US</text:span><text:span text:style-name="T40">)</text:span><text:span text:style-name="T41">;</text:span><text:span text:style-name="T42"><text:line-break/></text:span><text:span text:style-name="T43"><text:s text:c="8"/></text:span><text:span text:style-name="T44">Scanner sc<text:s/></text:span><text:span text:style-name="T45">=<text:s/></text:span><text:span text:style-name="T46">new<text:s/></text:span><text:span text:style-name="T47">Scanner(</text:span><text:span text:style-name="T48">System</text:span><text:span text:style-name="T49">.</text:span><text:span text:style-name="T50">in</text:span><text:span text:style-name="T51">)</text:span><text:span text:style-name="T52">;</text:span><text:span text:style-name="T53"><text:line-break/></text:span><text:span text:style-name="T54"><text:line-break/></text:span><text:span text:style-name="T55"><text:s text:c="8"/></text:span><text:span text:style-name="T56">int<text:s/></text:span><text:span text:style-name="T57">n</text:span><text:span text:style-name="T58">,<text:s/></text:span><text:span text:style-name="T59">indlinha</text:span><text:span text:style-name="T60">,<text:s/></text:span><text:span text:style-name="T61">indcoluna</text:span><text:span text:style-name="T62">;</text:span><text:span text:style-name="T63"><text:line-break/></text:span><text:span text:style-name="T64"><text:s text:c="8"/></text:span><text:span text:style-name="T65">double<text:s/></text:span><text:span text:style-name="T66">somapositivos</text:span><text:span text:style-name="T67">;</text:span><text:span text:style-name="T68"><text:line-break/></text:span><text:span text:style-name="T69"><text:line-break/></text:span><text:span text:style-name="T70"><text:s text:c="8"/></text:span><text:span text:style-name="T71">System</text:span><text:span text:style-name="T72">.</text:span><text:span text:style-name="T73">out</text:span><text:span text:style-name="T74">.print(</text:span><text:span text:style-name="T75">"Qual a ordem da matriz? "</text:span><text:span text:style-name="T76">)</text:span><text:span text:style-name="T77">;</text:span><text:span text:style-name="T78"><text:line-break/></text:span><text:span text:style-name="T79"><text:s text:c="8"/></text:span><text:span text:style-name="T80">n<text:s/></text:span><text:span text:style-name="T81">=<text:s/></text:span><text:span text:style-name="T82">sc</text:span><text:span text:style-name="T83">.nextInt()</text:span><text:span text:style-name="T84">;</text:span><text:span text:style-name="T85"><text:line-break/></text:span><text:span text:style-name="T86"><text:line-break/></text:span><text:span text:style-name="T87"><text:s text:c="8"/></text:span><text:span text:style-name="T88">double</text:span><text:span text:style-name="T89">[][]<text:s/></text:span><text:span text:style-name="T90">matriz<text:s/></text:span><text:span text:style-name="T91">=<text:s/></text:span><text:span text:style-name="T92">new double</text:span><text:span text:style-name="T93">[</text:span><text:span text:style-name="T94">n</text:span><text:span text:style-name="T95">][</text:span><text:span text:style-name="T96">n</text:span><text:span text:style-name="T97">]</text:span><text:span text:style-name="T98">;</text:span><text:span text:style-name="T99"><text:line-break/></text:span><text:span text:style-name="T100"><text:line-break/></text:span><text:span text:style-name="T101"><text:s text:c="8"/></text:span><text:span text:style-name="T102">for<text:s/></text:span><text:span text:style-name="T103">(</text:span><text:span text:style-name="T104">int<text:s/></text:span><text:span text:style-name="T105">i</text:span><text:span text:style-name="T106">=</text:span><text:span text:style-name="T107">0</text:span><text:span text:style-name="T108">;<text:s/></text:span><text:span text:style-name="T109">i</text:span><text:span text:style-name="T110">&lt;</text:span><text:span text:style-name="T111">n</text:span><text:span text:style-name="T112">;<text:s/></text:span><text:span text:style-name="T113">i</text:span><text:span text:style-name="T114">++) {</text:span><text:span text:style-name="T115"><text:line-break/></text:span><text:span text:style-name="T116"><text:s text:c="12"/></text:span><text:span text:style-name="T117">for<text:s/></text:span><text:span text:style-name="T118">(</text:span><text:span text:style-name="T119">int<text:s/></text:span><text:span text:style-name="T120">j</text:span><text:span text:style-name="T121">=</text:span><text:span text:style-name="T122">0</text:span><text:span text:style-name="T123">;<text:s/></text:span><text:span text:style-name="T124">j</text:span><text:span text:style-name="T125">&lt;</text:span><text:span text:style-name="T126">n</text:span><text:span text:style-name="T127">;<text:s/></text:span><text:span text:style-name="T128">j</text:span><text:span text:style-name="T129">++) {</text:span><text:span text:style-name="T130"><text:line-break/></text:span><text:span text:style-name="T131"><text:s text:c="16"/></text:span><text:span text:style-name="T132">System</text:span><text:span text:style-name="T133">.</text:span><text:span text:style-name="T134">out</text:span><text:span text:style-name="T135">.printf(</text:span><text:span text:style-name="T136">"Elemento [%d,%d]: "</text:span><text:span text:style-name="T137">,<text:s/></text:span><text:span text:style-name="T138">i</text:span><text:span text:style-name="T139">,<text:s/></text:span><text:span text:style-name="T140">j</text:span><text:span text:style-name="T141">)</text:span><text:span text:style-name="T142">;</text:span><text:span text:style-name="T143"><text:line-break/></text:span><text:span text:style-name="T144"><text:s text:c="16"/></text:span><text:span text:style-name="T145">matriz</text:span><text:span text:style-name="T146">[</text:span><text:span text:style-name="T147">i</text:span><text:span text:style-name="T148">][</text:span><text:span text:style-name="T149">j</text:span><text:span text:style-name="T150">] =<text:s/></text:span><text:span text:style-name="T151">sc</text:span><text:span text:style-name="T152">.nextDouble()</text:span><text:span text:style-name="T153">;</text:span><text:span text:style-name="T154"><text:line-break/></text:span><text:span text:style-name="T155"><text:s text:c="12"/></text:span><text:span text:style-name="T156">}</text:span><text:span text:style-name="T157"><text:line-break/></text:span><text:span text:style-name="T158"><text:s text:c="8"/>}</text:span><text:span text:style-name="T159"><text:line-break/></text:span><text:span text:style-name="T160"><text:line-break/></text:span><text:span text:style-name="T161"><text:s text:c="8"/></text:span><text:span text:style-name="T162">somapositivos<text:s/></text:span><text:span text:style-name="T163">=<text:s/></text:span><text:span text:style-name="T164">0</text:span><text:span text:style-name="T165">;</text:span><text:span text:style-name="T166"><text:line-break/></text:span><text:span text:style-name="T167"><text:s text:c="8"/></text:span><text:span text:style-name="T168">for<text:s/></text:span><text:span text:style-name="T169">(</text:span><text:span text:style-name="T170">int<text:s/></text:span><text:span text:style-name="T171">i</text:span><text:span text:style-name="T172">=</text:span><text:span text:style-name="T173">0</text:span><text:span text:style-name="T174">;</text:span><text:span text:style-name="T175"><text:s/></text:span><text:span text:style-name="T176">i</text:span><text:span text:style-name="T177">&lt;</text:span><text:span text:style-name="T178">n</text:span><text:span text:style-name="T179">;<text:s/></text:span><text:span text:style-name="T180">i</text:span><text:span text:style-name="T181">++) {</text:span><text:span text:style-name="T182"><text:line-break/></text:span><text:span text:style-name="T183"><text:s text:c="12"/></text:span><text:span text:style-name="T184">for<text:s/></text:span><text:span text:style-name="T185">(</text:span><text:span text:style-name="T186">int<text:s/></text:span><text:span text:style-name="T187">j</text:span><text:span text:style-name="T188">=</text:span><text:span text:style-name="T189">0</text:span><text:span text:style-name="T190">;<text:s/></text:span><text:span text:style-name="T191">j</text:span><text:span text:style-name="T192">&lt;</text:span><text:span text:style-name="T193">n</text:span><text:span text:style-name="T194">;<text:s/></text:span><text:span text:style-name="T195">j</text:span><text:span text:style-name="T196">++) {</text:span><text:span text:style-name="T197"><text:line-break/></text:span><text:span text:style-name="T198"><text:s text:c="16"/></text:span><text:span text:style-name="T199">if<text:s/></text:span><text:span text:style-name="T200">(</text:span><text:span text:style-name="T201">matriz</text:span><text:span text:style-name="T202">[</text:span><text:span text:style-name="T203">i</text:span><text:span text:style-name="T204">][</text:span><text:span text:style-name="T205">j</text:span><text:span text:style-name="T206">] &gt;<text:s/></text:span><text:span text:style-name="T207">0</text:span><text:span text:style-name="T208">) {</text:span><text:span text:style-name="T209"><text:line-break/></text:span><text:span text:style-name="T210"><text:s text:c="20"/></text:span><text:span text:style-name="T211">somapositivos<text:s/></text:span><text:span text:style-name="T212">=<text:s/></text:span><text:span text:style-name="T213">somapositivos<text:s/></text:span><text:span text:style-name="T214">+<text:s/></text:span><text:span text:style-name="T215">matriz</text:span><text:span text:style-name="T216">[</text:span><text:span text:style-name="T217">i</text:span><text:span text:style-name="T218">][</text:span><text:span text:style-name="T219">j</text:span><text:span text:style-name="T220">]</text:span><text:span text:style-name="T221">;</text:span><text:span text:style-name="T222"><text:line-break/></text:span><text:span text:style-name="T223"><text:s text:c="16"/></text:span><text:span text:style-name="T224">}</text:span><text:span text:style-name="T225"><text:line-break/></text:span><text:span text:style-name="T226"><text:s text:c="12"/>}</text:span><text:span text:style-name="T227"><text:line-break/></text:span><text:span text:style-name="T228"><text:s text:c="8"/>}</text:span><text:span text:style-name="T229"><text:line-break/></text:span><text:span text:style-name="T230"><text:line-break/></text:span><text:span text:style-name="T231"><text:s text:c="8"/></text:span><text:span text:style-name="T232">System</text:span><text:span text:style-name="T233">.</text:span><text:span text:style-name="T234">out</text:span><text:span text:style-name="T235">.printf(</text:span><text:span text:style-name="T236">"</text:span><text:span text:style-name="T237">\n</text:span><text:span text:style-name="T238">SOMA DOS POSITIVOS: %.1f</text:span><text:span text:style-name="T239">\n\n</text:span><text:span text:style-name="T240">"</text:span><text:span text:style-name="T241">,<text:s/></text:span><text:span text:style-name="T242">somapositivos</text:span><text:span text:style-name="T243">)</text:span><text:span text:style-name="T244">;</text:span><text:span text:style-name="T245"><text:line-break/></text:span><text:span text:style-name="T246"><text:line-break/></text:span><text:span text:style-name="T247"><text:s text:c="8"/></text:span><text:span text:style-name="T248">System</text:span><text:span text:style-name="T249">.</text:span><text:span text:style-name="T250">out</text:span><text:span text:style-name="T251">.print(</text:span><text:span text:style-name="T252">"Escolha uma linha: "</text:span><text:span text:style-name="T253">)</text:span><text:span text:style-name="T254">;</text:span><text:span text:style-name="T255"><text:line-break/></text:span><text:span text:style-name="T256"><text:s text:c="8"/></text:span><text:span text:style-name="T257">indlinha<text:s/></text:span><text:span text:style-name="T258">=<text:s/></text:span><text:span text:style-name="T259">sc</text:span><text:span text:style-name="T260">.nextInt()</text:span><text:span text:style-name="T261">;</text:span><text:span text:style-name="T262"><text:line-break/></text:span><text:span text:style-name="T263"><text:line-break/></text:span><text:span text:style-name="T264"><text:s text:c="8"/></text:span><text:span text:style-name="T265">System</text:span><text:span text:style-name="T266">.</text:span><text:span text:style-name="T267">out</text:span><text:span text:style-name="T268">.print(</text:span><text:span text:style-name="T269">"LINHA ESCOLHIDA: "</text:span><text:span text:style-name="T270">)</text:span><text:span text:style-name="T271">;</text:span><text:span text:style-name="T272"><text:line-break/></text:span><text:span text:style-name="T273"><text:line-break/></text:span><text:span text:style-name="T274"><text:s text:c="8"/></text:span><text:span text:style-name="T275">for<text:s/></text:span><text:span text:style-name="T276">(</text:span><text:span text:style-name="T277">int<text:s/></text:span><text:span text:style-name="T278">i</text:span><text:span text:style-name="T279">=</text:span><text:span text:style-name="T280">0</text:span><text:span text:style-name="T281">;<text:s/></text:span><text:span text:style-name="T282">i</text:span><text:span text:style-name="T283">&lt;</text:span><text:span text:style-name="T284">n</text:span><text:span text:style-name="T285">;<text:s/></text:span><text:span text:style-name="T286">i</text:span><text:span text:style-name="T287">++) {</text:span><text:span text:style-name="T288"><text:line-break/></text:span><text:span text:style-name="T289"><text:s text:c="12"/></text:span><text:span text:style-name="T290">System</text:span><text:span text:style-name="T291">.</text:span><text:span text:style-name="T292">out</text:span><text:span text:style-name="T293">.printf(</text:span><text:span text:style-name="T294">"%.1f "</text:span><text:span text:style-name="T295">,<text:s/></text:span><text:span text:style-name="T296">matriz</text:span><text:span text:style-name="T297">[</text:span><text:span text:style-name="T298">indlinha</text:span><text:span text:style-name="T299">][</text:span><text:span text:style-name="T300">i</text:span><text:span text:style-name="T301">])</text:span><text:span text:style-name="T302">;</text:span><text:span text:style-name="T303"><text:line-break/></text:span><text:span text:style-name="T304"><text:s text:c="6"/></text:span><text:span text:style-name="T305"><text:s text:c="2"/></text:span><text:span text:style-name="T306">}</text:span><text:span text:style-name="T307"><text:line-break/></text:span><text:span text:style-name="T308"><text:line-break/></text:span><text:span text:style-name="T309"><text:s text:c="8"/></text:span><text:span text:style-name="T310">System</text:span><text:span text:style-name="T311">.</text:span><text:span text:style-name="T312">out</text:span><text:span text:style-name="T313">.print(</text:span><text:span text:style-name="T314">"</text:span><text:span text:style-name="T315">\n\n</text:span><text:span text:style-name="T316">Escolha uma coluna: "</text:span><text:span text:style-name="T317">)</text:span><text:span text:style-name="T318">;</text:span><text:span text:style-name="T319"><text:line-break/></text:span><text:span text:style-name="T320"><text:s text:c="8"/></text:span><text:span text:style-name="T321">indcoluna<text:s/></text:span><text:span text:style-name="T322">=<text:s/></text:span><text:span text:style-name="T323">sc</text:span><text:span text:style-name="T324">.nextInt()</text:span><text:span text:style-name="T325">;</text:span><text:span text:style-name="T326"><text:line-break/></text:span><text:span text:style-name="T327"><text:line-break/></text:span><text:span text:style-name="T328"><text:s text:c="8"/></text:span><text:span text:style-name="T329">System</text:span><text:span text:style-name="T330">.</text:span><text:span text:style-name="T331">out</text:span><text:span text:style-name="T332">.print(</text:span><text:span text:style-name="T333">"COLUNA ESCOLHIDA: "</text:span><text:span text:style-name="T334">)</text:span><text:span text:style-name="T335">;</text:span><text:span text:style-name="T336"><text:line-break/></text:span><text:span text:style-name="T337"><text:line-break/></text:span><text:span text:style-name="T338"><text:s text:c="8"/></text:span><text:span text:style-name="T339">for<text:s/></text:span><text:span text:style-name="T340">(</text:span><text:span text:style-name="T341">int<text:s/></text:span><text:span text:style-name="T342">i</text:span><text:span text:style-name="T343">=</text:span><text:span text:style-name="T344">0</text:span><text:span text:style-name="T345">;<text:s/></text:span><text:span text:style-name="T346">i</text:span><text:span text:style-name="T347">&lt;</text:span><text:span text:style-name="T348">n</text:span><text:span text:style-name="T349">;<text:s/></text:span><text:span text:style-name="T350">i</text:span><text:span text:style-name="T351">++) {</text:span><text:span text:style-name="T352"><text:line-break/></text:span><text:span text:style-name="T353"><text:s text:c="12"/></text:span><text:span text:style-name="T354">System</text:span><text:span text:style-name="T355">.</text:span><text:span text:style-name="T356">out</text:span><text:span text:style-name="T357">.printf(</text:span><text:span text:style-name="T358">"%.1f "</text:span><text:span text:style-name="T359">,<text:s/></text:span><text:span text:style-name="T360">matriz</text:span><text:span text:style-name="T361">[</text:span><text:span text:style-name="T362">i</text:span><text:span text:style-name="T363">][</text:span><text:span text:style-name="T364">indcoluna</text:span><text:span text:style-name="T365">])</text:span><text:span text:style-name="T366">;</text:span><text:span text:style-name="T367"><text:line-break/></text:span><text:span text:style-name="T368"><text:s text:c="8"/></text:span><text:span text:style-name="T369">}</text:span><text:span text:style-name="T370"><text:line-break/></text:span><text:span text:style-name="T371"><text:line-break/></text:span><text:span text:style-name="T372"><text:s text:c="8"/></text:span><text:span text:style-name="T373">System</text:span><text:span text:style-name="T374">.</text:span><text:span text:style-name="T375">out</text:span><text:span text:style-name="T376">.print(</text:span><text:span text:style-name="T377">"</text:span><text:span text:style-name="T378">\n\n</text:span><text:span text:style-name="T379">DIAGONAL PRINCIPAL: "</text:span><text:span text:style-name="T380">)</text:span><text:span text:style-name="T381">;</text:span><text:span text:style-name="T382"><text:line-break/></text:span><text:span text:style-name="T383"><text:line-break/></text:span><text:span text:style-name="T384"><text:s text:c="8"/></text:span><text:span text:style-name="T385">for<text:s/></text:span><text:span text:style-name="T386">(</text:span><text:span text:style-name="T387">int<text:s/></text:span><text:span text:style-name="T388">i</text:span><text:span text:style-name="T389">=</text:span><text:span text:style-name="T390">0</text:span><text:span text:style-name="T391">;<text:s/></text:span><text:span text:style-name="T392">i</text:span><text:span text:style-name="T393">&lt;</text:span><text:span text:style-name="T394">n</text:span><text:span text:style-name="T395">;<text:s/></text:span><text:span text:style-name="T396">i</text:span><text:span text:style-name="T397">++) {</text:span><text:span text:style-name="T398"><text:line-break/></text:span><text:span text:style-name="T399"><text:s text:c="12"/></text:span><text:span text:style-name="T400">System</text:span><text:span text:style-name="T401">.</text:span><text:span text:style-name="T402">out</text:span><text:span text:style-name="T403">.printf(</text:span><text:span text:style-name="T404">"%.1f "</text:span><text:span text:style-name="T405">,<text:s/></text:span><text:span text:style-name="T406">matriz</text:span><text:span text:style-name="T407">[</text:span><text:span text:style-name="T408">i</text:span><text:span text:style-name="T409">][</text:span><text:span text:style-name="T410">i</text:span><text:span text:style-name="T411">])</text:span><text:span text:style-name="T412">;</text:span><text:span text:style-name="T413"><text:line-break/></text:span><text:span text:style-name="T414"><text:s text:c="8"/></text:span><text:span text:style-name="T415">}</text:span><text:span text:style-name="T416"><text:line-break/></text:span><text:span text:style-name="T417"><text:line-break/></text:span><text:span text:style-name="T418"><text:s text:c="8"/></text:span><text:span text:style-name="T419">for<text:s/></text:span><text:span text:style-name="T420">(</text:span><text:span text:style-name="T421">int<text:s/></text:span><text:span text:style-name="T422">i</text:span><text:span text:style-name="T423">=</text:span><text:span text:style-name="T424">0</text:span><text:span text:style-name="T425">;<text:s/></text:span><text:span text:style-name="T426">i</text:span><text:span text:style-name="T427">&lt;</text:span><text:span text:style-name="T428">n</text:span><text:span text:style-name="T429">;<text:s/></text:span><text:span text:style-name="T430">i</text:span><text:span text:style-name="T431">++) {</text:span><text:span text:style-name="T432"><text:line-break/></text:span><text:span text:style-name="T433"><text:s text:c="12"/></text:span><text:span text:style-name="T434">for<text:s/></text:span><text:span text:style-name="T435">(</text:span><text:span text:style-name="T436">int<text:s/></text:span><text:span text:style-name="T437">j</text:span><text:span text:style-name="T438">=</text:span><text:span text:style-name="T439">0</text:span><text:span text:style-name="T440">;<text:s/></text:span><text:span text:style-name="T441">j</text:span><text:span text:style-name="T442">&lt;</text:span><text:span text:style-name="T443">n</text:span><text:span text:style-name="T444">;<text:s/></text:span><text:span text:style-name="T445">j</text:span><text:span text:style-name="T446">++) {</text:span><text:span text:style-name="T447"><text:line-break/></text:span><text:span text:style-name="T448"><text:s text:c="16"/></text:span><text:span text:style-name="T449">if<text:s/></text:span><text:span text:style-name="T450">(</text:span><text:span text:style-name="T451">matriz</text:span><text:span text:style-name="T452">[</text:span><text:span text:style-name="T453">i</text:span><text:span text:style-name="T454">][</text:span><text:span text:style-name="T455">j</text:span><text:span text:style-name="T456">] &lt;<text:s/></text:span><text:span text:style-name="T457">0</text:span><text:span text:style-name="T458">) {</text:span><text:span text:style-name="T459"><text:line-break/></text:span><text:span text:style-name="T460"><text:s text:c="20"/></text:span><text:span text:style-name="T461">matriz</text:span><text:span text:style-name="T462">[</text:span><text:span text:style-name="T463">i</text:span><text:span text:style-name="T464">][</text:span><text:span text:style-name="T465">j</text:span><text:span text:style-name="T466">] =<text:s/></text:span><text:span text:style-name="T467">Math</text:span><text:span text:style-name="T468">.</text:span><text:span text:style-name="T469">pow</text:span><text:span text:style-name="T470">(</text:span><text:span text:style-name="T471">matriz</text:span><text:span text:style-name="T472">[</text:span><text:span text:style-name="T473">i</text:span><text:span text:style-name="T474">][</text:span><text:span text:style-name="T475">j</text:span><text:span text:style-name="T476">]</text:span><text:span text:style-name="T477">,<text:s/></text:span><text:span text:style-name="T478">2</text:span><text:span text:style-name="T479">)</text:span><text:span text:style-name="T480">;</text:span><text:span text:style-name="T481"><text:line-break/></text:span><text:span text:style-name="T482"><text:s text:c="16"/></text:span><text:span text:style-name="T483">}</text:span><text:span text:style-name="T484"><text:line-break/></text:span><text:span text:style-name="T485"><text:s text:c="12"/>}</text:span><text:span text:style-name="T486"><text:line-break/></text:span><text:span text:style-name="T487"><text:s text:c="8"/>}</text:span><text:span text:style-name="T488"><text:line-break/></text:span><text:span text:style-name="T489"><text:line-break/></text:span><text:span text:style-name="T490"><text:s text:c="8"/></text:span><text:span text:style-name="T491">System</text:span><text:span text:style-name="T492">.</text:span><text:span text:style-name="T493">out</text:span><text:span text:style-name="T494">.println(</text:span><text:span text:style-name="T495">"</text:span><text:span text:style-name="T496">\n\n</text:span><text:span text:style-name="T497">MATRIZ ALTERADA:"</text:span><text:span text:style-name="T498">)</text:span><text:span text:style-name="T499">;</text:span><text:span text:style-name="T500"><text:line-break/></text:span><text:span text:style-name="T501"><text:line-break/></text:span><text:span text:style-name="T502"><text:s text:c="8"/></text:span><text:span text:style-name="T503">for<text:s/></text:span><text:span text:style-name="T504">(</text:span><text:span text:style-name="T505">int<text:s/></text:span><text:span text:style-name="T506">i</text:span><text:span text:style-name="T507">=</text:span><text:span text:style-name="T508">0</text:span><text:span text:style-name="T509">;<text:s/></text:span><text:span text:style-name="T510">i</text:span><text:span text:style-name="T511">&lt;</text:span><text:span text:style-name="T512">n</text:span><text:span text:style-name="T513">;<text:s/></text:span><text:span text:style-name="T514">i</text:span><text:span text:style-name="T515">++) {</text:span><text:span text:style-name="T516"><text:line-break/></text:span><text:span text:style-name="T517"><text:s text:c="12"/></text:span><text:span text:style-name="T518">for<text:s/></text:span><text:span text:style-name="T519">(</text:span><text:span text:style-name="T520">int<text:s/></text:span><text:span text:style-name="T521">j</text:span><text:span text:style-name="T522">=</text:span><text:span text:style-name="T523">0</text:span><text:span text:style-name="T524">;<text:s/></text:span><text:span text:style-name="T525">j</text:span><text:span text:style-name="T526">&lt;</text:span><text:span text:style-name="T527">n</text:span><text:span text:style-name="T528">;<text:s/></text:span><text:span text:style-name="T529">j</text:span><text:span text:style-name="T530">++) {</text:span><text:span text:style-name="T531"><text:line-break/></text:span><text:span text:style-name="T532"><text:s text:c="16"/></text:span><text:span text:style-name="T533">System</text:span><text:span text:style-name="T534">.</text:span><text:span text:style-name="T535">out</text:span><text:span text:style-name="T536">.printf(</text:span><text:span text:style-name="T537">"%.1f "</text:span><text:span text:style-name="T538">,<text:s/></text:span><text:span text:style-name="T539">matriz</text:span><text:span text:style-name="T540">[</text:span><text:span text:style-name="T541">i</text:span><text:span text:style-name="T542">][</text:span><text:span text:style-name="T543">j</text:span><text:span text:style-name="T544">])</text:span><text:span text:style-name="T545">;</text:span><text:span text:style-name="T546"><text:line-break/></text:span><text:span text:style-name="T547"><text:s text:c="12"/></text:span><text:span text:style-name="T548">}</text:span><text:span text:style-name="T549"><text:line-break/></text:span><text:span text:style-name="T550"><text:s text:c="12"/></text:span><text:span text:style-name="T551">System</text:span><text:span text:style-name="T552">.</text:span><text:span text:style-name="T553">out</text:span><text:span text:style-name="T554">.println()</text:span><text:span text:style-name="T555">;</text:span><text:span text:style-name="T556"><text:line-break/></text:span><text:span text:style-name="T557"><text:s text:c="8"/></text:span><text:span text:style-name="T558">}</text:span><text:span text:style-name="T559"><text:line-break/></text:span><text:span text:style-name="T560"><text:line-break/></text:span><text:span text:style-name="T561"><text:s text:c="8"/></text:span><text:span text:style-name="T562">sc</text:span><text:span text:style-name="T563">.close()</text:span><text:span text:style-name="T564">;</text:span><text:span text:style-name="T565">}</text:span><text:span text:style-name="T566"><text:line-break/></text:span></text:p>
      <text:soft-page-break/>
      <text:p text:style-name="P567">Somar pontos flutuantes positivos</text:p>
      <text:p text:style-name="P568"/>
      <text:list text:style-name="LFO1" text:continue-numbering="true">
        <text:list-item>
          <text:p text:style-name="P569">Inserir um valor inteiro e unsigned N que vai definir a capacidade da matriz.</text:p>
        </text:list-item>
        <text:list-item>
          <text:p text:style-name="P570">Inserir valores<text:s/>ponto flutuante na matriz N X N.</text:p>
        </text:list-item>
        <text:list-item>
          <text:p text:style-name="P571">O programa vai somar o valor de todos os pontos flutuantes positivos.</text:p>
        </text:list-item>
      </text:list>
      <text:p text:style-name="P572"/>
      <text:p text:style-name="P573"/>
      <text:p text:style-name="P574"><text:tab/>Mostrar toda a linha<text:tab/></text:p>
      <text:p text:style-name="P575"><text:tab/></text:p>
      <text:list text:style-name="LFO2" text:continue-numbering="true">
        <text:list-item>
          <text:p text:style-name="P576">Inserir um valor inteiro e unsigned L que vai definir a posição da linha na matriz.</text:p>
        </text:list-item>
        <text:list-item>
          <text:p text:style-name="P577">O programa vai mostrar todos os valores a<text:s/>partir da linha L.</text:p>
        </text:list-item>
      </text:list>
      <text:p text:style-name="P578"/>
      <text:p text:style-name="P579"/>
      <text:p text:style-name="P580">Mostrar toda a coluna</text:p>
      <text:p text:style-name="P581"/>
      <text:list text:style-name="LFO3" text:continue-numbering="true">
        <text:list-item>
          <text:p text:style-name="P582">Inserir um valor inteiro e unsigned C que vai definir a posição da coluna da matriz.</text:p>
        </text:list-item>
        <text:list-item>
          <text:p text:style-name="P583">O programa vai mostrar todos os valores a partir da coluna C.</text:p>
        </text:list-item>
      </text:list>
      <text:p text:style-name="P584"/>
      <text:p text:style-name="P585"/>
      <text:p text:style-name="P586">Diagonal Principal</text:p>
      <text:p text:style-name="P587"/>
      <text:list text:style-name="LFO4" text:continue-numbering="true">
        <text:list-item>
          <text:p text:style-name="P588">O programa vai mostrar a diagonal<text:s/>principal, resultante quando L e C são iguais dentro de um loop.</text:p>
        </text:list-item>
      </text:list>
      <text:p text:style-name="P589"/>
      <text:p text:style-name="P590"/>
      <text:p text:style-name="P591">Potenciação</text:p>
      <text:p text:style-name="P592"/>
      <text:list text:style-name="LFO4" text:continue-numbering="true">
        <text:list-item>
          <text:p text:style-name="P593">O programa vai fazer a potenciação ao quadrado de todos os números negativos, transformando-os em positivos.</text:p>
        </text:list-item>
        <text:list-item>
          <text:p text:style-name="P594">O programa vai mostrar a matriz alterada.</text:p>
        </text:list-item>
      </text:list>
      <text:p text:style-name="P595"/>
      <text:p text:style-name="P596"/>
      <text:p text:style-name="Standard"/>
      <text:p text:style-name="Standard"/>
      <text:p text:style-name="Standard"/>
      <text:p text:style-name="Standard"/>
      <text:p text:style-name="P5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Noto Sans" svg:font-family="Noto 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esloLGL Nerd Font" svg:font-family="MesloLGL Nerd Font" style:font-family-generic="system" style:font-pitch="fixed"/>
    <style:font-face style:name="TeX Gyre Chorus" svg:font-family="TeX Gyre Chorus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jaVu Sans Mono" svg:font-family="DejaVu Sans Mono" style:font-family-generic="modern" style:font-pitch="fixed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Noto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abeçalho" style:display-name="Cabeçalho" style:family="paragraph" style:parent-style-name="HeaderandFooter">
      <style:text-properties fo:hyphenate="false"/>
    </style:style>
    <style:style style:name="Headeruser" style:display-name="Header (user)" style:family="paragraph" style:parent-style-name="Standard" style:auto-update="true">
      <style:paragraph-properties fo:keep-together="always" style:snap-to-layout-grid="false" fo:text-align="center" style:vertical-align="middle"/>
      <style:text-properties style:font-name="MesloLGL Nerd Font" style:font-name-asian="TeX Gyre Chorus" style:font-name-complex="MesloLGL Nerd Font" fo:text-shadow="0.0138in 0.0138in 0in #000000" fo:color="#000000" fo:font-size="26pt" style:font-size-asian="26pt" fo:hyphenate="false"/>
    </style:style>
    <style:style style:name="Headerleft" style:display-name="Header left" style:family="paragraph" style:parent-style-name="Cabeçalho">
      <style:text-properties fo:hyphenate="false"/>
    </style:style>
    <style:style style:name="Semtítulo1" style:display-name="Sem título1" style:family="paragraph" style:parent-style-name="Standard">
      <style:text-properties fo:hyphenate="false"/>
    </style:style>
    <style:style style:name="Rodapé" style:display-name="Rodapé" style:family="paragraph" style:parent-style-name="HeaderandFooter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user"><text:s text:c="4"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onta da Microsoft</dc:creator>
    <meta:creation-date>2024-05-08T23:41:00Z</meta:creation-date>
    <dc:date>2024-05-09T23:54:00Z</dc:date>
    <meta:template xlink:href="Normal" xlink:type="simple"/>
    <meta:editing-cycles>6</meta:editing-cycles>
    <meta:editing-duration>PT1620S</meta:editing-duration>
    <meta:document-statistic meta:page-count="2" meta:paragraph-count="5" meta:word-count="461" meta:character-count="2949" meta:row-count="20" meta:non-whitespace-character-count="2493"/>
  </office:meta>
</office:document-meta>
</file>